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FA200000277EEA02C4C55D991DD.png" manifest:media-type="image/png"/>
  <manifest:file-entry manifest:full-path="Pictures/1000020100000FA100000279753DDC63F1E92088.png" manifest:media-type="image/pn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85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Picture 5" draw:style-name="gr1" draw:text-style-name="P1" svg:width="8.2677in" svg:height="2.1004in" svg:x="0in" svg:y="9.5902in"><draw:image xlink:href="Pictures/1000020100000FA100000279753DDC63F1E92088.png" xlink:type="simple" xlink:show="embed" xlink:actuate="onLoad" loext:mime-type="image/png"><text:p/></draw:image></draw:frame><draw:frame text:anchor-type="paragraph" draw:z-index="1" draw:name="Picture 9" draw:style-name="gr1" draw:text-style-name="P1" svg:width="8.2677in" svg:height="2.1004in" svg:x="0in" svg:y="0in"><draw:image xlink:href="Pictures/1000020100000FA200000277EEA02C4C55D991DD.png" xlink:type="simple" xlink:show="embed" xlink:actuate="onLoad" loext:mime-type="image/png"><text:p/></draw:image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bg" fo:country="BG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g" fo:country="BG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1-15T11:59:21.338308530</meta:creation-date>
    <dc:date>2020-01-15T12:10:04.416198079</dc:date>
    <meta:editing-duration>PT6M12S</meta:editing-duration>
    <meta:editing-cycles>3</meta:editing-cycles>
    <meta:generator>LibreOffice/6.3.2.2$MacOSX_X86_64 LibreOffice_project/98b30e735bda24bc04ab42594c85f7fd8be07b9c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